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ie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ia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enant but you can always regain the original order by reversing the list again.</text:span></text:p>
      <text:p text:style-name="P2"/>
      <text:p text:style-name="P2">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05T23:22:53.30</dc:date>
    <dc:creator>James Wagner</dc:creator>
    <meta:editing-duration>P1DT8H42M36S</meta:editing-duration>
    <meta:editing-cycles>17</meta:editing-cycles>
    <meta:generator>OpenOffice/4.1.13$Win32 OpenOffice.org_project/4113m1$Build-9810</meta:generator>
    <meta:document-statistic meta:table-count="0" meta:image-count="0" meta:object-count="0" meta:page-count="2" meta:paragraph-count="35" meta:word-count="494" meta:character-count="2738"/>
  </office:meta>
</office:document-meta>
</file>